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Preformatted_20_Text">
      <style:paragraph-properties fo:margin-top="0cm" fo:margin-bottom="0.499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1"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05/18/como-utilizar-un-package-en-un-proyecto-de-vhdl/" text:style-name="Internet_20_link" text:visited-style-name="Visited_20_Internet_20_Link"><text:span text:style-name="T3">https://soceame.wordpress.com/2024/05/18/como-utilizar-un-package-en-un-proyecto-de-vhdl/</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2T17:18:23.963080351">22/02/2025</text:date></text:p>
      <text:p text:style-name="P10"/>
      <text:p text:style-name="P11">Si alguna vez has tenido un proyecto de gran envergadura, te habrás dado cuenta que cuanto más grande, más complejo de manejar todo. Por ello lo mejor que puedes haces es hacerlo lo más genérico que puedas, utilizando constantes y genéricos en todos los sitios que sea posible, además de otras estructuras con <text:span text:style-name="Emphasis">others</text:span>. </text:p>
      <text:p text:style-name="Text_20_body">Bien pues una forma de manejar todo eso de forma más fácil es empaquetarlo todo en un <text:span text:style-name="Emphasis">package</text:span>. La ventaja es que solo modificando un parámetro modificas todos los ficheros, tamaños de variables, etc.</text:p>
      <text:p text:style-name="Text_20_body">Para ello, lo primero, debido a que se suelen trabajar con formatos std_logic es declarar la librería de std_logic.</text:p>
      <text:p text:style-name="Preformatted_20_Text"><text:span text:style-name="Source_20_Text">library ieee;</text:span></text:p>
      <text:p text:style-name="P12"><text:span text:style-name="Source_20_Text">use ieee.std_logic_1164.all;</text:span></text:p>
      <text:p text:style-name="Text_20_body">Lo siguiente es definir un <text:span text:style-name="Emphasis">package</text:span>. Si revisas la teoría de los <text:span text:style-name="Emphasis">package</text:span> en internet verás que los <text:span text:style-name="Emphasis">package</text:span> tienen dos partes, una en la que se definen constantes y las funciones y otra en la que se implementan las funciones(<text:span text:style-name="Emphasis">function</text:span>) y los procedimientos(<text:span text:style-name="Emphasis">procedure</text:span>). </text:p>
      <text:p text:style-name="Text_20_body">Bien, en nuestro caso, solo utilizaremos la primera forma. Para ello definimos el <text:span text:style-name="Emphasis">package</text:span> con el nombre. (el fichero se tiene que llamar igual que el <text:span text:style-name="Emphasis">package</text:span>)</text:p>
      <text:p text:style-name="Preformatted_20_Text"><text:span text:style-name="Source_20_Text">package &lt;nombre&gt; is</text:span></text:p>
      <text:p text:style-name="Preformatted_20_Text"><text:span text:style-name="Source_20_Text">...</text:span></text:p>
      <text:p text:style-name="P12"><text:span text:style-name="Source_20_Text">end package;</text:span></text:p>
      <text:p text:style-name="Text_20_body">Es importante que el nombre del <text:span text:style-name="Emphasis">package</text:span> sea definitorio de lo que contiene y que sea fácilmente reconocible, para ello se recomienda el uso de mayúsculas y que se llame, «CONSTANTES», «VALORES», etc</text:p>
      <text:p text:style-name="Text_20_body">Para las definiciones primero se recomienda definir las constantes que vayan primero a los genéricos del fichero <text:span text:style-name="Strong_20_Emphasis"><text:span text:style-name="Emphasis">top</text:span></text:span>, y de estos vayan cayendo fichero a fichero, para que al modificar una constante se modifiquen todos los ficheros.</text:p>
      <text:p text:style-name="Text_20_body">También es interesante que queden reflejadas estas constantes antes de crear los <text:span text:style-name="Emphasis">std_logic_vector</text:span>, porque aquí aparece una estructura interesante que nos evita tener que usar los <text:span text:style-name="Emphasis">std_logic_vector</text:span> en cada definición que es la instrucción <text:span text:style-name="Emphasis">subtype</text:span> de VHDL, que permite renombrar un tipo. Se definiría de la siguiente forma.</text:p>
      <text:p text:style-name="P12"><text:span text:style-name="Source_20_Text">subtype &lt;nombre del tipo&gt; is std_logic_vector(&lt;genérico&gt;-1 downto 0);</text:span></text:p>
      <text:p text:style-name="Text_20_body">¿Para qué hacer eso? Para que al definir las constantes se utilice el <text:span text:style-name="Emphasis">subtype</text:span> creado. <text:span text:style-name="Strong_20_Emphasis">NOTA</text:span>: <text:span text:style-name="Strong_20_Emphasis">es importante que al crear una constante, esta quede bien clara. Para ello se recomienda el uso de mayúsculas y un prefijo del tipo «PK_» para que sea fácilmente reconocible dónde buscar el valor, tipo «PK_ADD», o «PK_Cinco», algo que sea reconocible.</text:span></text:p>
      <text:p text:style-name="P12"><text:span text:style-name="Source_20_Text">constant &lt;constante nombre&gt; <text:s text:c="6"/>: &lt;subtype creado&gt; := &lt;valor constante&gt;;</text:span></text:p>
      <text:p text:style-name="Text_20_body"><text:soft-page-break/>Esto nos facilita la vida para evitar tener que modificar todos los ficheros de VHDL al modificar un parámetro. </text:p>
      <text:p text:style-name="Text_20_body">Pongo un ejemplo de <text:span text:style-name="Emphasis">package</text:span> genérico.</text:p>
      <text:p text:style-name="Preformatted_20_Text"><text:span text:style-name="Source_20_Text">library ieee;</text:span></text:p>
      <text:p text:style-name="Preformatted_20_Text"><text:span text:style-name="Source_20_Text">use ieee.std_logic_1164.all;</text:span></text:p>
      <text:p text:style-name="Preformatted_20_Text"/>
      <text:p text:style-name="Preformatted_20_Text"><text:span text:style-name="Source_20_Text">package PK_VALUES is</text:span></text:p>
      <text:p text:style-name="Preformatted_20_Text"><text:span text:style-name="Source_20_Text"><text:s text:c="4"/>constant </text:span><text:span text:style-name="Source_20_Text"><text:span text:style-name="Strong_20_Emphasis">PK_ALU_WIDTH</text:span></text:span><text:span text:style-name="Source_20_Text"> : integer := 10;</text:span></text:p>
      <text:p text:style-name="Preformatted_20_Text"/>
      <text:p text:style-name="Preformatted_20_Text"/>
      <text:p text:style-name="Preformatted_20_Text"><text:span text:style-name="Source_20_Text">-- Alu constants</text:span></text:p>
      <text:p text:style-name="Preformatted_20_Text"><text:span text:style-name="Source_20_Text"><text:s text:c="4"/>subtype </text:span><text:span text:style-name="Source_20_Text"><text:span text:style-name="Strong_20_Emphasis">alu_type</text:span></text:span><text:span text:style-name="Source_20_Text"> is std_logic_vector(</text:span><text:span text:style-name="Source_20_Text"><text:span text:style-name="Strong_20_Emphasis">PK_ALU_WIDTH</text:span></text:span><text:span text:style-name="Source_20_Text">-1 downto 0);</text:span></text:p>
      <text:p text:style-name="Preformatted_20_Text"><text:span text:style-name="Source_20_Text"><text:s text:c="4"/>constant </text:span><text:span text:style-name="Source_20_Text"><text:span text:style-name="Strong_20_Emphasis">PK_ADD_select</text:span></text:span><text:span text:style-name="Source_20_Text"> <text:s text:c="4"/>: alu_type := (0=&gt;'1',others=&gt;'0');</text:span></text:p>
      <text:p text:style-name="Preformatted_20_Text"><text:span text:style-name="Source_20_Text"><text:s text:c="4"/>constant </text:span><text:span text:style-name="Source_20_Text"><text:span text:style-name="Strong_20_Emphasis">PK_SUB_select</text:span></text:span><text:span text:style-name="Source_20_Text"> <text:s text:c="4"/>: alu_type := (1=&gt;'1',others=&gt;'0');</text:span></text:p>
      <text:p text:style-name="Preformatted_20_Text"><text:span text:style-name="Source_20_Text"><text:s text:c="4"/>constant </text:span><text:span text:style-name="Source_20_Text"><text:span text:style-name="Strong_20_Emphasis">PK_SLL_select</text:span></text:span><text:span text:style-name="Source_20_Text"> <text:s text:c="4"/>: alu_type := (2=&gt;'1',others=&gt;'0');</text:span></text:p>
      <text:p text:style-name="Preformatted_20_Text"><text:span text:style-name="Source_20_Text"><text:s text:c="4"/>constant </text:span><text:span text:style-name="Source_20_Text"><text:span text:style-name="Strong_20_Emphasis">PK_SLT_select</text:span></text:span><text:span text:style-name="Source_20_Text"> <text:s text:c="4"/>: alu_type := (3=&gt;'1',others=&gt;'0');</text:span></text:p>
      <text:p text:style-name="Preformatted_20_Text"><text:span text:style-name="Source_20_Text"><text:s text:c="4"/>constant </text:span><text:span text:style-name="Source_20_Text"><text:span text:style-name="Strong_20_Emphasis">PK_SLTU_select</text:span></text:span><text:span text:style-name="Source_20_Text"> <text:s text:c="3"/>: alu_type := (4=&gt;'1',others=&gt;'0');</text:span></text:p>
      <text:p text:style-name="Preformatted_20_Text"><text:span text:style-name="Source_20_Text"><text:s text:c="4"/>constant </text:span><text:span text:style-name="Source_20_Text"><text:span text:style-name="Strong_20_Emphasis">PK_XOR_select</text:span></text:span><text:span text:style-name="Source_20_Text"> <text:s text:c="4"/>: alu_type := (5=&gt;'1',others=&gt;'0');</text:span></text:p>
      <text:p text:style-name="Preformatted_20_Text"><text:span text:style-name="Source_20_Text"><text:s text:c="4"/>constant </text:span><text:span text:style-name="Source_20_Text"><text:span text:style-name="Strong_20_Emphasis">PK_SRL_select</text:span></text:span><text:span text:style-name="Source_20_Text"> <text:s text:c="4"/>: alu_type := (6=&gt;'1',others=&gt;'0');</text:span></text:p>
      <text:p text:style-name="Preformatted_20_Text"><text:span text:style-name="Source_20_Text"><text:s text:c="4"/>constant </text:span><text:span text:style-name="Source_20_Text"><text:span text:style-name="Strong_20_Emphasis">PK_SRA_select</text:span></text:span><text:span text:style-name="Source_20_Text"> <text:s text:c="4"/>: alu_type := (7=&gt;'1',others=&gt;'0');</text:span></text:p>
      <text:p text:style-name="Preformatted_20_Text"><text:span text:style-name="Source_20_Text"><text:s text:c="4"/>constant </text:span><text:span text:style-name="Source_20_Text"><text:span text:style-name="Strong_20_Emphasis">PK_OR_select</text:span></text:span><text:span text:style-name="Source_20_Text"> <text:s text:c="5"/>: alu_type := (8=&gt;'1',others=&gt;'0');</text:span></text:p>
      <text:p text:style-name="Preformatted_20_Text"><text:span text:style-name="Source_20_Text"><text:s text:c="4"/>constant </text:span><text:span text:style-name="Source_20_Text"><text:span text:style-name="Strong_20_Emphasis">PK_AND_select</text:span></text:span><text:span text:style-name="Source_20_Text"> <text:s text:c="4"/>: alu_type := (9=&gt;'1',others=&gt;'0');</text:span></text:p>
      <text:p text:style-name="Preformatted_20_Text"/>
      <text:p text:style-name="P12"><text:span text:style-name="Source_20_Text">end package;</text:span></text:p>
      <text:p text:style-name="Text_20_body">Para poder usar estas constantes en un fichero se tienen que definir como una librería tipo <text:span text:style-name="Emphasis">work</text:span>.</text:p>
      <text:p text:style-name="Preformatted_20_Text"><text:span text:style-name="Source_20_Text">library work;</text:span></text:p>
      <text:p text:style-name="P12"><text:span text:style-name="Source_20_Text">use work.&lt;nombre package&gt;.all;</text:span></text:p>
      <text:p text:style-name="Text_20_body">En el ejemplo anterior.</text:p>
      <text:p text:style-name="Preformatted_20_Text"><text:span text:style-name="Source_20_Text">...</text:span></text:p>
      <text:p text:style-name="Preformatted_20_Text"><text:span text:style-name="Source_20_Text">library work;</text:span></text:p>
      <text:p text:style-name="Preformatted_20_Text"><text:span text:style-name="Source_20_Text">use work.</text:span><text:span text:style-name="Source_20_Text"><text:span text:style-name="Strong_20_Emphasis">PK_VALUES</text:span></text:span><text:span text:style-name="Source_20_Text">.all;</text:span></text:p>
      <text:p text:style-name="Preformatted_20_Text"><text:span text:style-name="Source_20_Text">...</text:span></text:p>
      <text:p text:style-name="Preformatted_20_Text"><text:span text:style-name="Source_20_Text">generic map(</text:span></text:p>
      <text:p text:style-name="Preformatted_20_Text"><text:span text:style-name="Source_20_Text"><text:s text:c="5"/></text:span><text:span text:style-name="Source_20_Text"><text:span text:style-name="Strong_20_Emphasis">ALU_WIDTH =&gt; PK_ALU_WIDTH</text:span></text:span><text:span text:style-name="Source_20_Text">,</text:span></text:p>
      <text:p text:style-name="Preformatted_20_Text"><text:span text:style-name="Source_20_Text">...</text:span></text:p>
      <text:p text:style-name="Preformatted_20_Text"><text:span text:style-name="Source_20_Text">when state is</text:span></text:p>
      <text:p text:style-name="Preformatted_20_Text"><text:span text:style-name="Source_20_Text"><text:s text:c="4"/>case </text:span><text:span text:style-name="Source_20_Text"><text:span text:style-name="Strong_20_Emphasis">PK_ADD_select</text:span></text:span><text:span text:style-name="Source_20_Text"> =&gt; ...</text:span></text:p>
      <text:p text:style-name="P12"><text:span text:style-name="Source_20_Text"><text:s text:c="4"/>case </text:span><text:span text:style-name="Source_20_Text"><text:span text:style-name="Strong_20_Emphasis">PK_SUB_select</text:span></text:span><text:span text:style-name="Source_20_Text"> =&gt; ...</text:span></text:p>
      <text:h text:style-name="Heading_20_2" text:outline-level="2">NOTA</text:h>
      <text:p text:style-name="Text_20_body">Vivado tiene el inconveniente de que los package no los muestra con el resto de ficheros, sino que para poder verlo tienes que ir la pestaña «<text:span text:style-name="Emphasis">Compile Order</text:span>» de «<text:span text:style-name="Emphasis">Sources</text:span>«.</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18d9"/>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05/18/como-utilizar-un-package-en-un-proyecto-de-vhdl/" text:style-name="Internet_20_link" text:visited-style-name="Visited_20_Internet_20_Link"><draw:custom-shape text:anchor-type="char" draw:z-index="1"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05/18/como-utilizar-un-package-en-un-proyecto-de-vhdl/</text:span></text:a><text:span text:style-name="MT3"><text:tab/></text:span></text:p>
      </style:header>
      <style:footer>
        <text:p text:style-name="MP4"><text:span text:style-name="MT4">Creado por David Rubio </text:span><text:span text:style-name="MT5">G.</text:span><text:span text:style-name="MT4"><text:tab/> <text:tab/></text:span><text:page-number text:select-page="current">3</text:page-number>/<text:page-count>3</text:page-count></text:p>
      </style:footer>
    </style:master-page>
    <style:master-page style:name="First_20_Page" style:display-name="First Page" style:page-layout-name="Mpm2" draw:style-name="Mdp1" style:next-style-name="Standard">
      <style:header>
        <text:p text:style-name="Header"><draw:custom-shape text:anchor-type="char" draw:z-index="10"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5"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6"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7:17:36.139081027</meta:creation-date>
    <meta:editing-duration>PT49S</meta:editing-duration>
    <meta:editing-cycles>2</meta:editing-cycles>
    <meta:generator>LibreOffice/24.8.4.2$Linux_X86_64 LibreOffice_project/480$Build-2</meta:generator>
    <dc:date>2025-02-22T17:18:23.847007186</dc:date>
    <meta:document-statistic meta:table-count="0" meta:image-count="0" meta:object-count="0" meta:page-count="3" meta:paragraph-count="59" meta:word-count="591" meta:character-count="4217" meta:non-whitespace-character-count="3571"/>
    <meta:template xlink:type="simple" xlink:actuate="onRequest" xlink:title="template" xlink:href="../../../../../../Plantillas/template.ott" meta:date="2025-02-22T17:17:34.663029066"/>
  </office:meta>
</office:document-meta>
</file>